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e: Hundertfüßer (Chilopod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Steinläufer (Lithobiomorpha)</text:p>
          </table:table-cell>
          <table:table-cell table:style-name="Tabelle1.A2" office:value-type="string">
            <text:p text:style-name="Standard">Steinläufer (Lithobiidae)</text:p>
          </table:table-cell>
          <table:table-cell table:style-name="Tabelle1.A2" office:value-type="string">
            <text:p text:style-name="Standard">Lithobius</text:p>
          </table:table-cell>
          <table:table-cell table:style-name="Tabelle1.D2" office:value-type="string">
            <text:p text:style-name="Standard">Gemeiner Steinläuf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5T14:34:04</dc:date>
    <meta:editing-duration>PT15H28M13S</meta:editing-duration>
    <meta:editing-cycles>318</meta:editing-cycles>
    <meta:document-statistic meta:table-count="1" meta:image-count="0" meta:object-count="0" meta:page-count="1" meta:paragraph-count="9" meta:word-count="14" meta:character-count="138"/>
  </office:meta>
</office:document-meta>
</file>